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, 'Times New Roman'"/>
    <style:font-face style:name="OpenSymbol" svg:font-family="OpenSymbol, 'Arial Unicode MS'"/>
    <style:font-face style:name="FreeSans1" svg:font-family="FreeSans" style:font-family-generic="swiss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MS PMincho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text-properties style:font-name="Times New Roman" style:font-name-complex="Times New Roman"/>
    </style:style>
    <style:style style:name="P4" style:family="paragraph" style:parent-style-name="Standard">
      <style:text-properties style:font-name="Times New Roman" officeooo:rsid="0012410d" officeooo:paragraph-rsid="0012410d" style:font-name-complex="Times New Roman"/>
    </style:style>
    <style:style style:name="P5" style:family="paragraph" style:parent-style-name="Standard">
      <style:text-properties style:font-name="Times New Roman" officeooo:rsid="00141043" officeooo:paragraph-rsid="00141043" style:font-name-complex="Times New Roman"/>
    </style:style>
    <style:style style:name="P6" style:family="paragraph" style:parent-style-name="Standard">
      <style:text-properties style:font-name="Times New Roman" officeooo:rsid="00154bd6" officeooo:paragraph-rsid="00154bd6" style:font-name-complex="Times New Roman"/>
    </style:style>
    <style:style style:name="P7" style:family="paragraph" style:parent-style-name="Standard">
      <style:text-properties style:font-name="Times New Roman" officeooo:rsid="0016f9a8" officeooo:paragraph-rsid="0016f9a8" style:font-name-complex="Times New Roman"/>
    </style:style>
    <style:style style:name="P8" style:family="paragraph" style:parent-style-name="Standard">
      <style:text-properties style:font-name="Times New Roman" officeooo:rsid="00175b62" officeooo:paragraph-rsid="00175b62" style:font-name-complex="Times New Roman"/>
    </style:style>
    <style:style style:name="P9" style:family="paragraph" style:parent-style-name="Standard">
      <style:text-properties style:font-name="Times New Roman" officeooo:rsid="0017d8d1" officeooo:paragraph-rsid="0017d8d1" style:font-name-complex="Times New Roman"/>
    </style:style>
    <style:style style:name="P10" style:family="paragraph" style:parent-style-name="Standard">
      <style:text-properties style:font-name="Times New Roman" officeooo:rsid="0019aaec" officeooo:paragraph-rsid="0019aaec" style:font-name-complex="Times New Roman"/>
    </style:style>
    <style:style style:name="P11" style:family="paragraph" style:parent-style-name="Standard">
      <style:text-properties style:font-name="Times New Roman" officeooo:rsid="001a6624" officeooo:paragraph-rsid="001a6624" style:font-name-complex="Times New Roman"/>
    </style:style>
    <style:style style:name="P12" style:family="paragraph" style:parent-style-name="Standard">
      <style:text-properties style:font-name="Times New Roman" officeooo:rsid="001ab1f2" officeooo:paragraph-rsid="001ab1f2" style:font-name-complex="Times New Roman"/>
    </style:style>
    <style:style style:name="P13" style:family="paragraph" style:parent-style-name="Standard">
      <style:text-properties style:font-name="Times New Roman" officeooo:rsid="001ac4e9" officeooo:paragraph-rsid="001ac4e9" style:font-name-complex="Times New Roman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name-complex="Times New Roman" style:font-weight-complex="bold"/>
    </style:style>
    <style:style style:name="P15" style:family="paragraph" style:parent-style-name="Standard" style:list-style-name="WW8Num1"/>
    <style:style style:name="P16" style:family="paragraph" style:parent-style-name="Standard">
      <style:text-properties style:font-name="Times New Roman" style:font-name-complex="Times New Roman"/>
    </style:style>
    <style:style style:name="P17" style:family="paragraph" style:parent-style-name="Standard" style:list-style-name="WW8Num1">
      <style:text-properties style:font-name="Times New Roman" style:font-name-complex="Times New Roman"/>
    </style:style>
    <style:style style:name="P18" style:family="paragraph" style:parent-style-name="Standard" style:list-style-name="WW8Num3">
      <style:text-properties style:font-name="Times New Roman" style:font-name-complex="Times New Roman"/>
    </style:style>
    <style:style style:name="P19" style:family="paragraph" style:parent-style-name="Standard">
      <style:text-properties style:font-name="Times New Roman" officeooo:rsid="0017cd3b" officeooo:paragraph-rsid="0017cd3b" style:font-name-complex="Times New Roman"/>
    </style:style>
    <style:style style:name="P20" style:family="paragraph" style:parent-style-name="Standard" style:list-style-name="WW8Num4">
      <style:text-properties style:font-name="Times New Roman" style:font-name-complex="Times New Roman"/>
    </style:style>
    <style:style style:name="P21" style:family="paragraph" style:parent-style-name="Standard" style:list-style-name="WW8Num5">
      <style:text-properties style:font-name="Times New Roman" style:font-name-complex="Times New Roman"/>
    </style:style>
    <style:style style:name="P22" style:family="paragraph" style:parent-style-name="Standard">
      <style:text-properties style:font-name="Times New Roman" officeooo:rsid="001ab1f2" officeooo:paragraph-rsid="001ab1f2" style:font-name-complex="Times New Roman"/>
    </style:style>
    <style:style style:name="P23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24" style:family="paragraph" style:parent-style-name="Standard" style:list-style-name="WW8Num3"/>
    <style:style style:name="P25" style:family="paragraph" style:parent-style-name="Standard" style:list-style-name="WW8Num4"/>
    <style:style style:name="P26" style:family="paragraph" style:parent-style-name="Standard" style:list-style-name="WW8Num5"/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font-style="italic" style:font-style-asian="italic" style:font-name-complex="Times New Roman" style:font-style-complex="italic"/>
    </style:style>
    <style:style style:name="T4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5" style:family="text">
      <style:text-properties officeooo:rsid="001b984b"/>
    </style:style>
    <style:style style:name="T6" style:family="text">
      <style:text-properties officeooo:rsid="001c97db"/>
    </style:style>
    <style:style style:name="T7" style:family="text">
      <style:text-properties officeooo:rsid="001dde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Лабораторная работа</text:p>
      <text:p text:style-name="P2">Изучение сетевых утилит: ping, <text:s/>mtr, traceroute и telnet.</text:p>
      <text:p text:style-name="P1"/>
      <text:p text:style-name="Standard"><text:span text:style-name="T1">Цель работы: </text:span><text:span text:style-name="T2">изучить на практике работу сетевых утилит ping, <text:s/>mtr, traceroute и telnet, их назначение и способы применения для диагностики проблем с сетевыми соединениями.</text:span></text:p>
      <text:p text:style-name="P2">Ход работы.</text:p>
      <text:p text:style-name="P1"/>
      <text:p text:style-name="P1">1. Изучение команды ping</text:p>
      <text:p text:style-name="P3"/>
      <text:list xml:id="list1294446952621488307" text:style-name="WW8Num1">
        <text:list-item>
          <text:list>
            <text:list-item>
              <text:p text:style-name="P15"><text:span text:style-name="T2">Изучите страницу помощи </text:span><text:span text:style-name="T1">man ping.</text:span></text:p>
            </text:list-item>
            <text:list-item>
              <text:p text:style-name="P17">Выполните проверку сетевого соединения с соседним компьютером, зафиксируйте результаты в отчете.</text:p>
            </text:list-item>
          </text:list>
        </text:list-item>
      </text:list>
      <text:p text:style-name="P4">selld@localhost:~$ ping 192.168.73.192 </text:p>
      <text:p text:style-name="P4">PING 192.168.73.192 (192.168.73.192) 56(84) bytes of data. </text:p>
      <text:p text:style-name="P4">64 bytes from 192.168.73.192: icmp_seq=1 ttl=64 time=0.526 ms </text:p>
      <text:p text:style-name="P4">64 bytes from 192.168.73.192: icmp_seq=2 ttl=64 time=0.546 ms </text:p>
      <text:p text:style-name="P4">64 bytes from 192.168.73.192: icmp_seq=3 ttl=64 time=0.460 ms </text:p>
      <text:list xml:id="list153452001825821" text:continue-numbering="true" text:style-name="WW8Num1">
        <text:list-item>
          <text:list>
            <text:list-item>
              <text:p text:style-name="P17">Пошлите пакеты на все узлы в сегменте сети, зафиксируйте результаты в отчете.</text:p>
            </text:list-item>
          </text:list>
        </text:list-item>
      </text:list>
      <text:p text:style-name="P4">selld@localhost:~$ ping 192.168.73.255 -b </text:p>
      <text:p text:style-name="P4">WARNING: pinging broadcast address </text:p>
      <text:p text:style-name="P4">PING 192.168.73.255 (192.168.73.255) 56(84) bytes of data. </text:p>
      <text:p text:style-name="P4">64 bytes from 192.168.73.252: icmp_seq=1 ttl=255 time=1.28 ms </text:p>
      <text:p text:style-name="P4">64 bytes from 192.168.73.252: icmp_seq=2 ttl=255 time=1.38 ms </text:p>
      <text:p text:style-name="P4">64 bytes from 192.168.73.252: icmp_seq=3 ttl=255 time=1.36 ms </text:p>
      <text:p text:style-name="P4">64 bytes from 192.168.73.252: icmp_seq=4 ttl=255 time=1.35 ms </text:p>
      <text:p text:style-name="P4">64 bytes from 192.168.73.252: icmp_seq=5 ttl=255 time=1.37 ms </text:p>
      <text:p text:style-name="P4">64 bytes from 192.168.73.252: icmp_seq=6 ttl=255 time=1.32 ms </text:p>
      <text:list xml:id="list153451996602904" text:continue-numbering="true" text:style-name="WW8Num1">
        <text:list-item>
          <text:list>
            <text:list-item>
              <text:p text:style-name="P17">Выполните проверку соединения с узлом ya.ru, зафиксируйте результаты в отчете.</text:p>
            </text:list-item>
          </text:list>
        </text:list-item>
      </text:list>
      <text:p text:style-name="P5">selld@localhost:~$ ping ya.ru </text:p>
      <text:p text:style-name="P5">PING ya.ru (213.180.193.3) 56(84) bytes of data. </text:p>
      <text:p text:style-name="P5">64 bytes from www.yandex.ru (213.180.193.3): icmp_seq=1 ttl=50 time=25.6 ms </text:p>
      <text:p text:style-name="P5">64 bytes from www.yandex.ru (213.180.193.3): icmp_seq=2 ttl=50 time=26.7 ms </text:p>
      <text:p text:style-name="P5">64 bytes from www.yandex.ru (213.180.193.3): icmp_seq=3 ttl=50 time=26.6 ms </text:p>
      <text:p text:style-name="P5">64 bytes from www.yandex.ru (213.180.193.3): icmp_seq=4 ttl=50 time=24.9 ms </text:p>
      <text:p text:style-name="P5">64 bytes from www.yandex.ru (213.180.193.3): icmp_seq=5 ttl=50 time=25.3 ms </text:p>
      <text:list xml:id="list153452158798065" text:continue-numbering="true" text:style-name="WW8Num1">
        <text:list-item>
          <text:list>
            <text:list-item>
              <text:p text:style-name="P17">Увеличьте количество посылаемых пакетов до 4 в секунду и размер пакета до максимального значения, зафиксируйте результаты в отчете.</text:p>
            </text:list-item>
          </text:list>
        </text:list-item>
      </text:list>
      <text:p text:style-name="P7">selld@localhost:~$ ping -i 0.25 ya.ru -s 14888 </text:p>
      <text:p text:style-name="P7">PING ya.ru (213.180.204.3) 14888(14916) bytes of data. </text:p>
      <text:p text:style-name="P7">14896 bytes from www.yandex.ru (213.180.204.3): icmp_seq=3 ttl=46 time=72.9 ms </text:p>
      <text:p text:style-name="P7">14896 bytes from www.yandex.ru (213.180.204.3): icmp_seq=4 ttl=46 time=73.8 ms </text:p>
      <text:p text:style-name="P7">14896 bytes from www.yandex.ru (213.180.204.3): icmp_seq=5 ttl=46 time=74.2 ms </text:p>
      <text:p text:style-name="P7">14896 bytes from www.yandex.ru (213.180.204.3): icmp_seq=6 ttl=46 time=73.5 ms </text:p>
      <text:p text:style-name="P7">14896 bytes from www.yandex.ru (213.180.204.3): icmp_seq=7 ttl=46 time=73.5 ms </text:p>
      <text:p text:style-name="P7">14896 bytes from www.yandex.ru (213.180.204.3): icmp_seq=8 ttl=46 time=73.5 ms </text:p>
      <text:p text:style-name="P7">14896 bytes from www.yandex.ru (213.180.204.3): icmp_seq=9 ttl=46 time=73.4 ms </text:p>
      <text:list xml:id="list153450939281187" text:continue-numbering="true" text:style-name="WW8Num1">
        <text:list-item>
          <text:list>
            <text:list-item>
              <text:p text:style-name="P17">Выполните проверку соединения с узлом 192.168.254.254, зафиксируйте результаты в отчете.</text:p>
            </text:list-item>
          </text:list>
        </text:list-item>
      </text:list>
      <text:p text:style-name="P6">selld@localhost:~$ ping 192.168.254.254 </text:p>
      <text:p text:style-name="P6">PING 192.168.254.254 (192.168.254.254) 56(84) bytes of data. </text:p>
      <text:p text:style-name="P6"><text:soft-page-break/>^C </text:p>
      <text:p text:style-name="P6">--- 192.168.254.254 ping statistics --- </text:p>
      <text:p text:style-name="P6">11 packets transmitted, 0 received, 100% packet loss, time 10000ms </text:p>
      <text:list xml:id="list153451842759169" text:continue-numbering="true" text:style-name="WW8Num1">
        <text:list-item>
          <text:list>
            <text:list-item>
              <text:p text:style-name="P17">Отключите сетевой интерфейс командой </text:p>
            </text:list-item>
          </text:list>
        </text:list-item>
      </text:list>
      <text:p text:style-name="P1">ifconfig eth0 down</text:p>
      <text:list xml:id="list153450861398051" text:continue-numbering="true" text:style-name="WW8Num1">
        <text:list-item>
          <text:list>
            <text:list-item>
              <text:p text:style-name="P17">Выполните проверку сетевого соединения с соседним компьютером, зафиксируйте результаты в отчете.</text:p>
            </text:list-item>
          </text:list>
        </text:list-item>
      </text:list>
      <text:p text:style-name="P6">selld@localhost:~$ ping 192.168.73.192 </text:p>
      <text:p text:style-name="P8">connect: Network is unreachable </text:p>
      <text:list xml:id="list153451681450784" text:continue-numbering="true" text:style-name="WW8Num1">
        <text:list-item>
          <text:list>
            <text:list-item>
              <text:p text:style-name="P17">Включите сетевой интерфейс командой </text:p>
            </text:list-item>
          </text:list>
        </text:list-item>
      </text:list>
      <text:p text:style-name="P1">ifconfig eth0 up</text:p>
      <text:list xml:id="list153451906543261" text:continue-numbering="true" text:style-name="WW8Num1">
        <text:list-item>
          <text:list>
            <text:list-item>
              <text:p text:style-name="P17">Проанализируйте полученные результаты и сделайте выводы. Особое внимание уделите статистическим данным</text:p>
            </text:list-item>
          </text:list>
        </text:list-item>
      </text:list>
      <text:p text:style-name="P23"><text:tab/><text:span text:style-name="T5">Утилита ping предназначена для базовой проверки работоспособности сети, с помощью нее можно узнать время задержки. К ее недостаткам относится невозможность узнать какие из узлов сети не работают и задержку и процент потерь на каждом из них.</text:span></text:p>
      <text:p text:style-name="Standard"><text:span text:style-name="T1">Примечание 1:</text:span><text:span text:style-name="T2"> </text:span><text:span text:style-name="T3">Если команда ping долго не отвечает, прервите ее выполнение комбинацией Ctrl+C.</text:span></text:p>
      <text:p text:style-name="P3"/>
      <text:p text:style-name="P3"/>
      <text:p text:style-name="P1">2. Изучение команды traceroute</text:p>
      <text:p text:style-name="P3"/>
      <text:list xml:id="list5350042426580832558" text:style-name="WW8Num3">
        <text:list-item>
          <text:list>
            <text:list-item>
              <text:p text:style-name="P18">Проверьте наличие команды в системе, если ее нет — установите.</text:p>
            </text:list-item>
            <text:list-item>
              <text:p text:style-name="P24"><text:span text:style-name="T2">Изучите страницу помощи </text:span><text:span text:style-name="T1">man traceroute.</text:span></text:p>
            </text:list-item>
            <text:list-item>
              <text:p text:style-name="P18">Выполните проверку трассы до <text:s/>соседнего компьютера, зафиксируйте результаты в отчете.</text:p>
            </text:list-item>
          </text:list>
        </text:list-item>
      </text:list>
      <text:p text:style-name="P8">selld@localhost:~$ traceroute 192.168.73.192 </text:p>
      <text:p text:style-name="P8">traceroute to 192.168.73.192 (192.168.73.192), 30 hops max, 60 byte packets </text:p>
      <text:p text:style-name="P8"><text:s/>1 <text:s/>192.168.73.192 (192.168.73.192) <text:s/>0.303 ms <text:s/>0.275 ms <text:s/>0.253 ms </text:p>
      <text:list xml:id="list153452132649936" text:continue-numbering="true" text:style-name="WW8Num3">
        <text:list-item>
          <text:list>
            <text:list-item>
              <text:p text:style-name="P18">Увеличьте количество проб до 4 , выполните проверку трассы до соседнего компьютера, зафиксируйте результаты в отчете.</text:p>
            </text:list-item>
          </text:list>
        </text:list-item>
      </text:list>
      <text:p text:style-name="P8">selld@localhost:~$ traceroute 192.168.73.192 -q 4 </text:p>
      <text:p text:style-name="P8">traceroute to 192.168.73.192 (192.168.73.192), 30 hops max, 60 byte packets </text:p>
      <text:p text:style-name="P8"><text:s/>1 <text:s/>192.168.73.192 (192.168.73.192) <text:s/>0.318 ms <text:s/>0.280 ms <text:s/>0.262 ms <text:s/>0.236 ms </text:p>
      <text:list xml:id="list153451245247108" text:continue-numbering="true" text:style-name="WW8Num3">
        <text:list-item>
          <text:list>
            <text:list-item>
              <text:p text:style-name="P18">Выполните проверку трассы до узла ya.ru, зафиксируйте результаты в отчете.</text:p>
            </text:list-item>
          </text:list>
        </text:list-item>
      </text:list>
      <text:p text:style-name="P8">selld@localhost:~$ traceroute ya.ru </text:p>
      <text:p text:style-name="P8">traceroute to ya.ru (213.180.193.3), 30 hops max, 60 byte packets </text:p>
      <text:p text:style-name="P8"><text:s/>1 <text:s/>192.168.73.252 (192.168.73.252) <text:s/>5.192 ms <text:s/>5.968 ms <text:s/>6.683 ms </text:p>
      <text:p text:style-name="P8"><text:s/>2 <text:s/>bitch.stu (192.168.0.1) <text:s/>10.639 ms <text:s/>10.838 ms <text:s/>10.839 ms </text:p>
      <text:p text:style-name="P8"><text:s/>3 <text:s/>cisco3560-main.79.69.195.in-addr.arpa (195.69.79.253) <text:s/>11.424 ms <text:s/>14.427 ms <text:s/>14.626 ms </text:p>
      <text:p text:style-name="P8"><text:s/>4 <text:s/>unallocated.sta.pautina.ua (92.249.71.249) <text:s/>16.392 ms <text:s/>16.612 ms <text:s/>17.044 ms </text:p>
      <text:p text:style-name="P8"><text:s/>5 <text:s/>ua-ix.out2.pavutyna.net (194.0.89.233) <text:s/>19.394 ms <text:s/>19.619 ms <text:s/>21.367 ms </text:p>
      <text:p text:style-name="P8"><text:s/>6 <text:s/>yandex-2-ix.giganet.ua (91.245.221.101) <text:s/>21.591 ms <text:s/>15.693 ms <text:s/>15.870 ms </text:p>
      <text:p text:style-name="P8"><text:s/>7 <text:s/>neun-ae0-71.yndx.net (213.180.213.6) <text:s/>37.957 ms <text:s/>25.159 ms <text:s/>24.908 ms </text:p>
      <text:p text:style-name="P8"><text:s/>8 <text:s/>* * * </text:p>
      <text:p text:style-name="P8"><text:s/>9 <text:s/>fol2-c4-ae8.yndx.net (87.250.239.80) <text:s/>24.500 ms <text:s/>24.752 ms fol5-c2-ae7.yndx.net (87.250.239.84) <text:s/>25.346 ms </text:p>
      <text:p text:style-name="P8">10 <text:s/>* fol5-c2-ae15.yndx.net (87.250.239.24) <text:s/>26.535 ms * </text:p>
      <text:p text:style-name="P8">11 <text:s/>* * * </text:p>
      <text:p text:style-name="P8">12 <text:s/>* * * </text:p>
      <text:p text:style-name="P8">13 <text:s/>* * www.yandex.ru (213.180.193.3) <text:s/>26.072 ms </text:p>
      <text:list xml:id="list153452916987860" text:continue-numbering="true" text:style-name="WW8Num3">
        <text:list-item>
          <text:list>
            <text:list-item>
              <text:p text:style-name="P18">Выполните проверку трассы до узла ya.ru пакетами UDP протокола, <text:soft-page-break/>зафиксируйте результаты в отчете.</text:p>
            </text:list-item>
          </text:list>
        </text:list-item>
      </text:list>
      <text:p text:style-name="P8">selld@localhost:~$ traceroute ya.ru -U </text:p>
      <text:p text:style-name="P8">traceroute to ya.ru (93.158.134.3), 30 hops max, 60 byte packets </text:p>
      <text:p text:style-name="P8"><text:s/>1 <text:s/>192.168.73.252 (192.168.73.252) <text:s/>6.448 ms <text:s/>7.378 ms <text:s/>9.151 ms </text:p>
      <text:p text:style-name="P8"><text:s/>2 <text:s/>bitch.stu (192.168.0.1) <text:s/>3.121 ms <text:s/>3.291 ms <text:s/>3.296 ms </text:p>
      <text:p text:style-name="P8"><text:s/>3 <text:s/>cisco3560-main.79.69.195.in-addr.arpa (195.69.79.253) <text:s/>3.502 ms <text:s/>3.501 ms <text:s/>3.919 ms </text:p>
      <text:p text:style-name="P8"><text:s/>4 <text:s/>unallocated.sta.pautina.ua (92.249.71.249) <text:s/>4.886 ms <text:s/>5.070 ms <text:s/>5.289 ms </text:p>
      <text:p text:style-name="P8"><text:s/>5 <text:s/>ua-ix.out2.pavutyna.net (194.0.89.233) <text:s/>5.542 ms <text:s/>6.843 ms <text:s/>6.845 ms </text:p>
      <text:p text:style-name="P8"><text:s/>6 <text:s/>yandex-2-ix.giganet.ua (91.245.221.101) <text:s/>5.631 ms <text:s/>4.526 ms <text:s/>4.641 ms </text:p>
      <text:p text:style-name="P8"><text:s/>7 <text:s/>neun-ae0-71.yndx.net (213.180.213.6) <text:s/>25.472 ms <text:s/>25.453 ms <text:s/>25.451 ms </text:p>
      <text:p text:style-name="P8"><text:s/>8 <text:s/>* * * </text:p>
      <text:p text:style-name="P8"><text:s/>9 <text:s/>ugr-b-c1-ae5.yndx.net (87.250.239.53) <text:s/>26.466 ms <text:s/>26.216 ms <text:s/>26.266 ms </text:p>
      <text:p text:style-name="P8">10 <text:s/>* * * </text:p>
      <text:p text:style-name="P8">11 <text:s/>* * * </text:p>
      <text:p text:style-name="P8">12 <text:s/>* * * </text:p>
      <text:p text:style-name="P8">13 <text:s/>* * * </text:p>
      <text:p text:style-name="P8">14 <text:s/>* * * </text:p>
      <text:p text:style-name="P8">15 <text:s/>* * * </text:p>
      <text:p text:style-name="P8">16 <text:s/>* * * </text:p>
      <text:p text:style-name="P8">17 <text:s/>* * * </text:p>
      <text:p text:style-name="P8">18 <text:s/>* * * </text:p>
      <text:p text:style-name="P8">19 <text:s/>* *^C </text:p>
      <text:list xml:id="list153452028916583" text:continue-numbering="true" text:style-name="WW8Num3">
        <text:list-item>
          <text:list>
            <text:list-item>
              <text:p text:style-name="P18">Выполните проверку трассы до узла ya.ru пакетами TCP протокола, зафиксируйте результаты в отчете.</text:p>
            </text:list-item>
          </text:list>
        </text:list-item>
      </text:list>
      <text:p text:style-name="P8">selld@localhost:~$ sudo traceroute ya.ru -T </text:p>
      <text:p text:style-name="P8">traceroute to ya.ru (93.158.134.3), 30 hops max, 60 byte packets </text:p>
      <text:p text:style-name="P8"><text:s/>1 <text:s/>192.168.73.252 (192.168.73.252) <text:s/>3.955 ms <text:s/>4.636 ms <text:s/>5.446 ms </text:p>
      <text:p text:style-name="P8"><text:s/>2 <text:s/>bitch.stu (192.168.0.1) <text:s/>2.775 ms <text:s/>2.780 ms <text:s/>2.829 ms </text:p>
      <text:p text:style-name="P8"><text:s/>3 <text:s/>cisco3560-main.79.69.195.in-addr.arpa (195.69.79.253) <text:s/>28.688 ms <text:s/>28.698 ms <text:s/>28.900 ms </text:p>
      <text:p text:style-name="P8"><text:s/>4 <text:s/>unallocated.sta.pautina.ua (92.249.71.249) <text:s/>9.467 ms <text:s/>9.474 ms <text:s/>9.640 ms </text:p>
      <text:p text:style-name="P8"><text:s/>5 <text:s/>ua-ix.out2.pavutyna.net (194.0.89.233) <text:s/>6.473 ms <text:s/>6.868 ms <text:s/>6.871 ms </text:p>
      <text:p text:style-name="P8"><text:s/>6 <text:s/>yandex-2-ix.giganet.ua (91.245.221.101) <text:s/>6.616 ms <text:s/>4.655 ms <text:s/>4.835 ms </text:p>
      <text:p text:style-name="P8"><text:s/>7 <text:s/>neun-ae0-71.yndx.net (213.180.213.6) <text:s/>25.645 ms <text:s/>25.223 ms <text:s/>25.202 ms </text:p>
      <text:p text:style-name="P8"><text:s/>8 <text:s/>* * * </text:p>
      <text:p text:style-name="P8"><text:s/>9 <text:s/>ugr-b-c1-ae5.yndx.net (87.250.239.53) <text:s/>27.484 ms <text:s/>27.703 ms <text:s/>27.163 ms </text:p>
      <text:p text:style-name="P8">10 <text:s/>* * * </text:p>
      <text:p text:style-name="P8">11 <text:s/>* * * </text:p>
      <text:p text:style-name="P8">12 <text:s/>* * * </text:p>
      <text:p text:style-name="P8">13 <text:s/>* * * </text:p>
      <text:p text:style-name="P8">14 <text:s/>* www.yandex.ru (93.158.134.3) <text:s/>26.705 ms <text:s/>33.787 ms </text:p>
      <text:list xml:id="list153452060523100" text:continue-numbering="true" text:style-name="WW8Num3">
        <text:list-item>
          <text:list>
            <text:list-item>
              <text:p text:style-name="P18">Ограничьте максимальное количество хопов в трассе до 5, выполните проверку трассы до узла ya.ru , зафиксируйте результаты в отчете.</text:p>
            </text:list-item>
          </text:list>
        </text:list-item>
      </text:list>
      <text:p text:style-name="P8">selld@localhost:~$ sudo traceroute ya.ru -m 5 </text:p>
      <text:p text:style-name="P8">traceroute to ya.ru (93.158.134.3), 5 hops max, 60 byte packets </text:p>
      <text:p text:style-name="P8"><text:s/>1 <text:s/>192.168.73.252 (192.168.73.252) <text:s/>3.356 ms <text:s/>4.248 ms <text:s/>5.264 ms </text:p>
      <text:p text:style-name="P8"><text:s/>2 <text:s/>bitch.stu (192.168.0.1) <text:s/>2.543 ms <text:s/>2.701 ms <text:s/>2.700 ms </text:p>
      <text:p text:style-name="P8"><text:s/>3 <text:s/>cisco3560-main.79.69.195.in-addr.arpa (195.69.79.253) <text:s/>3.518 ms <text:s/>4.430 ms <text:s/>4.673 ms </text:p>
      <text:p text:style-name="P8"><text:s/>4 <text:s/>unallocated.sta.pautina.ua (92.249.71.249) <text:s/>6.860 ms * * </text:p>
      <text:p text:style-name="P8"><text:s/>5 <text:s/>ua-ix.out2.pavutyna.net (194.0.89.233) <text:s/>6.378 ms <text:s/>6.371 ms <text:s/>6.568 ms </text:p>
      <text:list xml:id="list153451030912640" text:continue-numbering="true" text:style-name="WW8Num3">
        <text:list-item>
          <text:list>
            <text:list-item>
              <text:p text:style-name="P18">Выполните проверку трассы до узла 192.168.254.254, зафиксируйте результаты в отчете.</text:p>
            </text:list-item>
          </text:list>
        </text:list-item>
      </text:list>
      <text:p text:style-name="P8">selld@localhost:~$ traceroute 192.168.254.254 </text:p>
      <text:p text:style-name="P8"><text:soft-page-break/>traceroute to 192.168.254.254 (192.168.254.254), 30 hops max, 60 byte packets </text:p>
      <text:p text:style-name="P8"><text:s/>1 <text:s/>192.168.73.252 (192.168.73.252) <text:s/>6.387 ms <text:s/>6.818 ms <text:s/>7.372 ms </text:p>
      <text:p text:style-name="P8"><text:s/>2 <text:s/>bitch.stu (192.168.0.1) <text:s/>11.106 ms <text:s/>12.153 ms <text:s/>12.381 ms </text:p>
      <text:p text:style-name="P8"><text:s/>3 <text:s/>cisco3560-main.79.69.195.in-addr.arpa (195.69.79.253) <text:s/>13.164 ms <text:s/>19.141 ms <text:s/>19.148 ms </text:p>
      <text:p text:style-name="P8"><text:s/>4 <text:s/>unallocated.sta.pautina.ua (92.249.71.249) <text:s/>24.079 ms <text:s/>24.085 ms <text:s/>24.194 ms </text:p>
      <text:p text:style-name="P8"><text:s/>5 <text:s/>* * * </text:p>
      <text:p text:style-name="P8"><text:s/>6 <text:s/>* * * </text:p>
      <text:p text:style-name="P8"><text:s/>7 <text:s/>* * * </text:p>
      <text:p text:style-name="P8"><text:s/>8 <text:s/>* * * </text:p>
      <text:p text:style-name="P8"><text:s/>9 <text:s/>* * * </text:p>
      <text:list xml:id="list153452922991388" text:continue-numbering="true" text:style-name="WW8Num3">
        <text:list-item>
          <text:list>
            <text:list-item>
              <text:p text:style-name="P18">Выполните проверку доступности порта web-сервера на трассе до узла <text:s/>ya.ru, зафиксируйте результаты в отчете.</text:p>
            </text:list-item>
          </text:list>
        </text:list-item>
      </text:list>
      <text:p text:style-name="P19">selld@localhost:~$ sudo traceroute ya.ru -p 80 -T </text:p>
      <text:p text:style-name="P19">traceroute to ya.ru (213.180.193.3), 30 hops max, 60 byte packets </text:p>
      <text:p text:style-name="P19"><text:s/>1 <text:s/>192.168.73.252 (192.168.73.252) <text:s/>3.938 ms <text:s/>5.562 ms <text:s/>8.069 ms </text:p>
      <text:p text:style-name="P19"><text:s/>2 <text:s/>bitch.stu (192.168.0.1) <text:s/>2.415 ms <text:s/>2.607 ms <text:s/>2.606 ms </text:p>
      <text:p text:style-name="P19"><text:s/>3 <text:s/>cisco3560-main.79.69.195.in-addr.arpa (195.69.79.253) <text:s/>4.292 ms <text:s/>4.556 ms <text:s/>4.537 ms </text:p>
      <text:p text:style-name="P19"><text:s/>4 <text:s/>unallocated.sta.pautina.ua (92.249.71.249) <text:s/>4.839 ms * * </text:p>
      <text:p text:style-name="P19"><text:s/>5 <text:s/>ua-ix.out2.pavutyna.net (194.0.89.233) <text:s/>6.434 ms <text:s/>6.408 ms <text:s/>6.721 ms </text:p>
      <text:p text:style-name="P19"><text:s/>6 <text:s/>yandex-2-ix.giganet.ua (91.245.221.101) <text:s/>6.377 ms <text:s/>3.826 ms <text:s/>3.879 ms </text:p>
      <text:p text:style-name="P19"><text:s/>7 <text:s/>neun-ae0-71.yndx.net (213.180.213.6) <text:s/>24.401 ms <text:s/>25.122 ms <text:s/>25.100 ms </text:p>
      <text:p text:style-name="P19"><text:s/>8 <text:s/>* * * </text:p>
      <text:p text:style-name="P19"><text:s/>9 <text:s/>fol5-c2-ae7.yndx.net (87.250.239.84) <text:s/>24.849 ms fol2-c4-ae8.yndx.net (87.250.239.80) <text:s/>24.604 ms <text:s/>24.505 ms </text:p>
      <text:p text:style-name="P19">10 <text:s/>* * fol5-c2-ae15.yndx.net (87.250.239.24) <text:s/>26.352 ms </text:p>
      <text:p text:style-name="P19">11 <text:s/>* * www.yandex.ru (213.180.193.3) <text:s/>25.953 ms </text:p>
      <text:list xml:id="list153452059733840" text:continue-numbering="true" text:style-name="WW8Num3">
        <text:list-item>
          <text:list>
            <text:list-item>
              <text:p text:style-name="P18">Проанализируйте полученные результаты и сделайте выводы. Особое внимание уделите статистическим данным</text:p>
            </text:list-item>
          </text:list>
        </text:list-item>
      </text:list>
      <text:p text:style-name="P3"><text:tab/><text:span text:style-name="T5">Утилита traceroutе предназначена для просмотра пути по которому следует пакет для достижения целевого адреса, а также дает возможность посмотреть задержку на каждом из маршрутизаторов, к недостаткам можно отнести невозможность посмотреть процент потерь на каждом из узлов сети.</text:span></text:p>
      <text:p text:style-name="P3"/>
      <text:p text:style-name="Standard"><text:span text:style-name="T1">Примечание 2:</text:span><text:span text:style-name="T2"> </text:span><text:span text:style-name="T3">Если команда traceroute <text:s/>выводит одинаковые строки с символом *, прервите ее выполнение комбинацией Ctrl+C.</text:span></text:p>
      <text:p text:style-name="P3"/>
      <text:p text:style-name="P3"/>
      <text:p text:style-name="P1">3. Изучение команды mtr</text:p>
      <text:p text:style-name="P3"/>
      <text:list xml:id="list651663373802890101" text:style-name="WW8Num4">
        <text:list-item>
          <text:list>
            <text:list-item>
              <text:p text:style-name="P20">Проверьте наличие команды в системе, если ее нет — установите.</text:p>
            </text:list-item>
            <text:list-item>
              <text:p text:style-name="P25"><text:span text:style-name="T2">Изучите страницу помощи </text:span><text:span text:style-name="T1">man mtr.</text:span></text:p>
            </text:list-item>
            <text:list-item>
              <text:p text:style-name="P20">Запустите mtr <text:s/>в режиме просмотра <text:s/>до <text:s/>соседнего компьютера.</text:p>
            </text:list-item>
          </text:list>
        </text:list-item>
      </text:list>
      <text:p text:style-name="P9"><text:s text:c="103"/>Packets <text:s text:c="14"/>Pings </text:p>
      <text:p text:style-name="P9"><text:s/>Host <text:s text:c="80"/>Loss% <text:s text:c="2"/>Snt <text:s text:c="2"/>Last <text:s text:c="2"/>Avg <text:s/>Best <text:s/>Wrst StDev </text:p>
      <text:p text:style-name="P9"><text:s/>1. 192.168.73.192 <text:s text:c="72"/>0.0% <text:s text:c="3"/>19 <text:s text:c="3"/>0.4 <text:s text:c="2"/>0.5 <text:s text:c="2"/>0.4 <text:s text:c="2"/>0.6 <text:s text:c="2"/>0.0 </text:p>
      <text:list xml:id="list153451189872106" text:continue-numbering="true" text:style-name="WW8Num4">
        <text:list-item>
          <text:list>
            <text:list-item>
              <text:p text:style-name="P20">Запустите mtr <text:s/>в режиме отчета для 100 пакетов <text:s/>до <text:s/>соседнего компьютера, зафиксируйте результаты в отчете.</text:p>
            </text:list-item>
          </text:list>
        </text:list-item>
      </text:list>
      <text:p text:style-name="P10">mtr -r 192.168.73.127 -c 100 </text:p>
      <text:p text:style-name="P10">Start: Fri Feb 20 16:25:25 2015 </text:p>
      <text:p text:style-name="P10">HOST: laptopMint <text:s text:c="17"/>Loss% <text:s text:c="2"/>Snt <text:s text:c="2"/>Last <text:s text:c="2"/>Avg <text:s/>Best <text:s/>Wrst StDev </text:p>
      <text:p text:style-name="P10"><text:s text:c="2"/>1.|-- 192.168.73.127 <text:s text:c="12"/>0.0% <text:s text:c="2"/>100 <text:s text:c="3"/>0.5 <text:s text:c="2"/>0.5 <text:s text:c="2"/>0.3 <text:s text:c="2"/>0.7 <text:s text:c="2"/>0.0</text:p>
      <text:list xml:id="list153450919195589" text:continue-numbering="true" text:style-name="WW8Num4">
        <text:list-item>
          <text:list>
            <text:list-item>
              <text:p text:style-name="P20">Запустите mtr <text:s/>в режиме отчета для 100 пакетов <text:s/>до <text:s/>узла ya.ru, зафиксируйте <text:soft-page-break/>результаты в отчете.</text:p>
            </text:list-item>
          </text:list>
        </text:list-item>
      </text:list>
      <text:p text:style-name="P11">selld@localhost:~$ mtr -r ya.ru -c 100 </text:p>
      <text:p text:style-name="P11">Start: Fri Feb 20 16:32:22 2015 </text:p>
      <text:p text:style-name="P11">HOST: localhost <text:s text:c="18"/>Loss% <text:s text:c="2"/>Snt <text:s text:c="2"/>Last <text:s text:c="2"/>Avg <text:s/>Best <text:s/>Wrst StDev </text:p>
      <text:p text:style-name="P11"><text:s text:c="2"/>1.|-- 192.168.73.252 <text:s text:c="12"/>0.0% <text:s text:c="2"/>100 <text:s text:c="3"/>1.2 <text:s text:c="2"/>1.2 <text:s text:c="2"/>1.1 <text:s text:c="2"/>1.5 <text:s text:c="2"/>0.0 </text:p>
      <text:p text:style-name="P11"><text:s text:c="2"/>2.|-- bitch.stu <text:s text:c="17"/>0.0% <text:s text:c="2"/>100 <text:s text:c="3"/>2.2 <text:s text:c="2"/>2.6 <text:s text:c="2"/>1.9 <text:s text:c="2"/>9.0 <text:s text:c="2"/>0.8 </text:p>
      <text:p text:style-name="P11"><text:s text:c="2"/>3.|-- cisco3560-main.79.69.195. <text:s/>0.0% <text:s text:c="2"/>100 <text:s text:c="3"/>4.1 <text:s/>10.1 <text:s text:c="2"/>1.9 <text:s/>61.2 <text:s/>11.9 </text:p>
      <text:p text:style-name="P11"><text:s text:c="2"/>4.|-- unallocated.sta.pautina.u <text:s/>4.0% <text:s text:c="2"/>100 <text:s text:c="3"/>4.2 <text:s text:c="2"/>8.1 <text:s text:c="2"/>3.9 <text:s/>58.5 <text:s text:c="2"/>8.2 </text:p>
      <text:p text:style-name="P11"><text:s text:c="2"/>5.|-- ua-ix.out2.pavutyna.net <text:s text:c="3"/>1.0% <text:s text:c="2"/>100 <text:s text:c="3"/>5.1 <text:s text:c="2"/>6.3 <text:s text:c="2"/>4.8 <text:s/>27.2 <text:s text:c="2"/>3.3 </text:p>
      <text:p text:style-name="P11"><text:s text:c="2"/>6.|-- yandex-2-ix.giganet.ua <text:s text:c="4"/>0.0% <text:s text:c="2"/>100 <text:s text:c="3"/>4.1 <text:s text:c="2"/>7.3 <text:s text:c="2"/>3.8 <text:s/>62.3 <text:s text:c="2"/>9.6 </text:p>
      <text:p text:style-name="P11"><text:s text:c="2"/>7.|-- neun-ae0-71.yndx.net <text:s text:c="6"/>2.0% <text:s text:c="2"/>100 <text:s text:c="2"/>26.1 <text:s/>26.8 <text:s/>25.3 <text:s/>33.2 <text:s text:c="2"/>1.0 </text:p>
      <text:p text:style-name="P11"><text:s text:c="2"/>8.|-- ??? <text:s text:c="22"/>100.0 <text:s text:c="2"/>100 <text:s text:c="3"/>0.0 <text:s text:c="2"/>0.0 <text:s text:c="2"/>0.0 <text:s text:c="2"/>0.0 <text:s text:c="2"/>0.0 </text:p>
      <text:p text:style-name="P11"><text:s text:c="2"/>9.|-- std-p1-be5.yndx.net <text:s text:c="7"/>2.0% <text:s text:c="2"/>100 <text:s text:c="2"/>26.1 <text:s/>27.2 <text:s/>26.1 <text:s/>29.5 <text:s text:c="2"/>0.6 </text:p>
      <text:p text:style-name="P11"><text:s/>10.|-- iva-p2-be6.yndx.net <text:s text:c="7"/>0.0% <text:s text:c="2"/>100 <text:s text:c="2"/>27.4 <text:s/>27.8 <text:s/>26.9 <text:s/>30.0 <text:s text:c="2"/>0.4 </text:p>
      <text:p text:style-name="P11"><text:s/>11.|-- www.yandex.ru <text:s text:c="13"/>0.0% <text:s text:c="2"/>100 <text:s text:c="2"/>27.1 <text:s/>27.8 <text:s/>26.7 <text:s/>34.3 <text:s text:c="2"/>0.8 </text:p>
      <text:list xml:id="list153451016848346" text:continue-numbering="true" text:style-name="WW8Num4">
        <text:list-item>
          <text:list>
            <text:list-item>
              <text:p text:style-name="P20">Увеличьте размер пакета до 65К , запустите mtr <text:s/>в режиме отчета для 100 пакетов <text:s/>до <text:s/>узла ya.ru, зафиксируйте результаты в отчете.</text:p>
            </text:list-item>
          </text:list>
        </text:list-item>
      </text:list>
      <text:p text:style-name="P11">selld@localhost:~$ mtr -r ya.ru -c 100 -s 65K </text:p>
      <text:p text:style-name="P11">Start: Fri Feb 20 16:36:04 2015 </text:p>
      <text:p text:style-name="P11">HOST: localhost <text:s text:c="18"/>Loss% <text:s text:c="2"/>Snt <text:s text:c="2"/>Last <text:s text:c="2"/>Avg <text:s/>Best <text:s/>Wrst StDev </text:p>
      <text:p text:style-name="P11"><text:s text:c="2"/>1.|-- 192.168.73.252 <text:s text:c="12"/>0.0% <text:s text:c="2"/>100 <text:s text:c="3"/>1.1 <text:s text:c="2"/>1.2 <text:s text:c="2"/>1.1 <text:s text:c="2"/>1.4 <text:s text:c="2"/>0.0 </text:p>
      <text:p text:style-name="P11"><text:s text:c="2"/>2.|-- bitch.stu <text:s text:c="17"/>0.0% <text:s text:c="2"/>100 <text:s text:c="3"/>1.2 <text:s text:c="2"/>2.4 <text:s text:c="2"/>1.2 <text:s text:c="2"/>3.2 <text:s text:c="2"/>0.1 </text:p>
      <text:p text:style-name="P11"><text:s text:c="2"/>3.|-- cisco3560-main.79.69.195. <text:s/>1.0% <text:s text:c="2"/>100 <text:s text:c="3"/>4.0 <text:s text:c="2"/>9.6 <text:s text:c="2"/>2.0 <text:s/>52.3 <text:s/>10.7 </text:p>
      <text:p text:style-name="P11"><text:s text:c="2"/>4.|-- unallocated.sta.pautina.u <text:s/>5.0% <text:s text:c="2"/>100 <text:s text:c="3"/>4.9 <text:s text:c="2"/>4.6 <text:s text:c="2"/>3.8 <text:s text:c="2"/>8.8 <text:s text:c="2"/>0.7 </text:p>
      <text:p text:style-name="P11"><text:s text:c="2"/>5.|-- ua-ix.out2.pavutyna.net <text:s text:c="3"/>2.0% <text:s text:c="2"/>100 <text:s text:c="3"/>5.8 <text:s text:c="2"/>6.4 <text:s text:c="2"/>4.8 <text:s/>19.4 <text:s text:c="2"/>2.7 </text:p>
      <text:p text:style-name="P11"><text:s text:c="2"/>6.|-- yandex-2-ix.giganet.ua <text:s text:c="4"/>0.0% <text:s text:c="2"/>100 <text:s text:c="3"/>4.6 <text:s text:c="2"/>7.3 <text:s text:c="2"/>3.8 <text:s/>70.5 <text:s/>10.8 </text:p>
      <text:p text:style-name="P11"><text:s text:c="2"/>7.|-- neun-ae0-71.yndx.net <text:s text:c="6"/>0.0% <text:s text:c="2"/>100 <text:s text:c="2"/>25.5 <text:s/>25.8 <text:s/>24.8 <text:s/>31.7 <text:s text:c="2"/>0.7 </text:p>
      <text:p text:style-name="P11"><text:s text:c="2"/>8.|-- ??? <text:s text:c="22"/>100.0 <text:s text:c="2"/>100 <text:s text:c="3"/>0.0 <text:s text:c="2"/>0.0 <text:s text:c="2"/>0.0 <text:s text:c="2"/>0.0 <text:s text:c="2"/>0.0 </text:p>
      <text:p text:style-name="P11"><text:s text:c="2"/>9.|-- ugr-b-c1-ae5.yndx.net <text:s text:c="5"/>0.0% <text:s text:c="2"/>100 <text:s text:c="2"/>26.2 <text:s/>26.8 <text:s/>25.9 <text:s/>35.1 <text:s text:c="2"/>1.2 </text:p>
      <text:p text:style-name="P11"><text:s/>10.|-- www.yandex.ru <text:s text:c="13"/>1.0% <text:s text:c="2"/>100 <text:s text:c="2"/>25.4 <text:s/>25.5 <text:s/>24.9 <text:s/>27.5 <text:s text:c="2"/>0.2 </text:p>
      <text:list xml:id="list153451414476162" text:continue-numbering="true" text:style-name="WW8Num4">
        <text:list-item>
          <text:list>
            <text:list-item>
              <text:p text:style-name="P20">Проанализируйте полученные результаты и сделайте выводы. Особое внимание уделите статистическим данным</text:p>
            </text:list-item>
          </text:list>
        </text:list-item>
      </text:list>
      <text:p text:style-name="P3"><text:tab/><text:span text:style-name="T7">Утилита mtr является улучшенной версией traceroute, она позволяет также получать процент потерянных пакетов и статистическую информацию для каждого узла сети, такую как среднее время задержки, лучшее время задержки, среднеквадратичное отклонение и прочее.</text:span></text:p>
      <text:p text:style-name="P3"><text:tab/></text:p>
      <text:p text:style-name="P1">4. Изучение команды telnet</text:p>
      <text:p text:style-name="P3"/>
      <text:list xml:id="list3349434220154256710" text:style-name="WW8Num5">
        <text:list-item>
          <text:list>
            <text:list-item>
              <text:p text:style-name="P21">Проверьте наличие команды в системе, если ее нет — установите.</text:p>
            </text:list-item>
            <text:list-item>
              <text:p text:style-name="P26"><text:span text:style-name="T2">Изучите страницу помощи </text:span><text:span text:style-name="T1">man telnet.</text:span></text:p>
            </text:list-item>
            <text:list-item>
              <text:p text:style-name="P26"><text:span text:style-name="T2">Соединитесь с веб-сервером </text:span><text:a xlink:type="simple" xlink:href="http://www.portaone.com/"><text:span text:style-name="Internet_20_link"><text:span text:style-name="T2">www.portaone.com</text:span></text:span></text:a><text:span text:style-name="T2">, выполните запрос индексной страницы по протоколу HTTP, зафиксируйте результаты в отчете.</text:span></text:p>
            </text:list-item>
          </text:list>
        </text:list-item>
      </text:list>
      <text:p text:style-name="P12">selld@localhost:~$ telnet portaone.com 80 </text:p>
      <text:p text:style-name="P12">Trying 195.138.219.142... </text:p>
      <text:p text:style-name="P12">Connected to portaone.com. </text:p>
      <text:p text:style-name="P12">Escape character is '^]'. </text:p>
      <text:p text:style-name="P12">GET HTTP/1.1 </text:p>
      <text:p text:style-name="P12">&lt;!DOCTYPE HTML PUBLIC "-//IETF//DTD HTML 2.0//EN"&gt; </text:p>
      <text:p text:style-name="P12">&lt;html&gt;&lt;head&gt; </text:p>
      <text:p text:style-name="P12">&lt;title&gt;400 Bad Request&lt;/title&gt; </text:p>
      <text:p text:style-name="P12">&lt;/head&gt;&lt;body&gt; </text:p>
      <text:p text:style-name="P12"><text:soft-page-break/>&lt;h1&gt;Bad Request&lt;/h1&gt; </text:p>
      <text:p text:style-name="P12">&lt;p&gt;Your browser sent a request that this server could not understand.&lt;br /&gt; </text:p>
      <text:p text:style-name="P12">&lt;/p&gt; </text:p>
      <text:p text:style-name="P12">&lt;/body&gt;&lt;/html&gt; </text:p>
      <text:p text:style-name="P12">Connection closed by foreign host. </text:p>
      <text:list xml:id="list153451722346027" text:continue-numbering="true" text:style-name="WW8Num5">
        <text:list-item>
          <text:list>
            <text:list-item>
              <text:p text:style-name="P21">Проверьте доступность на сервере portaone.com открытого TCP порта mysql, зафиксируйте результаты в отчете.</text:p>
            </text:list-item>
          </text:list>
        </text:list-item>
      </text:list>
      <text:p text:style-name="P12">selld@localhost:~$ telnet portaone.com 1186 </text:p>
      <text:p text:style-name="P12">Trying 195.138.219.142... </text:p>
      <text:p text:style-name="P12">telnet: Unable to connect to remote host: Connection refused </text:p>
      <text:list xml:id="list153451462047617" text:continue-numbering="true" text:style-name="WW8Num5">
        <text:list-item>
          <text:list>
            <text:list-item>
              <text:p text:style-name="P21">Проверьте доступность на сервере portaone.com открытого TCP порта 1024, зафиксируйте результаты в отчете.</text:p>
            </text:list-item>
          </text:list>
        </text:list-item>
      </text:list>
      <text:p text:style-name="P13">telnet portaone.com 1024 </text:p>
      <text:p text:style-name="P13">Trying 195.138.219.142... </text:p>
      <text:p text:style-name="P13">telnet: Unable to connect to remote host: Connection refused </text:p>
      <text:list xml:id="list153452710865313" text:continue-numbering="true" text:style-name="WW8Num5">
        <text:list-item>
          <text:list>
            <text:list-item>
              <text:p text:style-name="P21">Проанализируйте полученные результаты и сделайте выводы. </text:p>
            </text:list-item>
          </text:list>
        </text:list-item>
      </text:list>
      <text:p text:style-name="P3"><text:tab/><text:span text:style-name="T6">Утилита telnet позволяет проверять доступность портов на удаленном сервере, а также вручную задавать содержимое отправляемых пакетов. Может использоватся в целях отладки. </text:span></text:p>
      <text:p text:style-name="Standard"><text:span text:style-name="T4">Примечание 3:</text:span><text:span text:style-name="T3"> Для выхода из командной строки telnet <text:s/>воспользуйтесь комбинацией Ctrl+], напишите exit и клавишу Enter.</text:span></text:p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, 'Times New Roman'"/>
    <style:font-face style:name="OpenSymbol" svg:font-family="OpenSymbol, 'Arial Unicode MS'"/>
    <style:font-face style:name="FreeSans1" svg:font-family="FreeSans" style:font-family-generic="swiss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MS PMincho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MS PMincho'" style:font-family-generic="roman" style:font-pitch="variable" fo:font-size="12pt" fo:language="ru" fo:country="RU" style:letter-kerning="true" style:font-name-asian="DejaVu Sans" style:font-family-asian="'DejaVu Sans', 'MS Mincho'" style:font-pitch-asian="variable" style:font-size-asian="12pt" style:font-name-complex="DejaVu Sans" style:font-family-complex="'DejaVu Sans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Lohit Hindi" style:font-family-complex="'Lohit Hindi', 'Times New Roman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Lohit Hindi" style:font-family-complex="'Lohit Hindi', 'Times New Roman'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1z2" style:family="text"/>
    <style:style style:name="WW8Num1z3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3z2" style:family="text"/>
    <style:style style:name="WW8Num3z3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4z2" style:family="text"/>
    <style:style style:name="WW8Num4z3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5z0" style:family="text"/>
    <style:style style:name="WW8Num5z1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5z2" style:family="text"/>
    <style:style style:name="WW8Num5z3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Bullet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_20__28_user_29_" style:display-name="Numbering Symbols (user)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X</meta:initial-creator>
    <meta:creation-date>2013-02-12T16:37:00</meta:creation-date>
    <dc:date>2015-02-26T15:34:50.775914764</dc:date>
    <meta:editing-cycles>15</meta:editing-cycles>
    <meta:editing-duration>PT56M59S</meta:editing-duration>
    <meta:generator>LibreOffice/4.2.7.2$Linux_X86_64 LibreOffice_project/420m0$Build-2</meta:generator>
    <meta:document-statistic meta:table-count="0" meta:image-count="0" meta:object-count="0" meta:page-count="6" meta:paragraph-count="232" meta:word-count="1893" meta:character-count="14690" meta:non-whitespace-character-count="11715"/>
  </office:meta>
</office:document-meta>
</file>